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24-02-0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23-02-07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22-01-31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21-02-02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20-01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19-01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18-01-0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17-01-2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16-01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15-01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14-02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1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5-02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200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9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9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9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9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9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9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9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9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9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8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86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8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8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8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8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8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8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7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7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501</text:p>
          </table:table-cell>
          <table:table-cell office:value-type="string" calcext:value-type="string">
            <text:p>1976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